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401cm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3.658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2*"/>
    </style:style>
    <style:style style:name="Table1.D" style:family="table-column">
      <style:table-column-properties style:column-width="4.602cm" style:rel-column-width="16389*"/>
    </style:style>
    <style:style style:name="Table1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1.D1" style:family="table-cell">
      <style:table-cell-properties fo:padding="0.097cm" fo:border="0.05pt solid #e6e6e6"/>
    </style:style>
    <style:style style:name="Table1.A2" style:family="table-cell">
      <style:table-cell-properties fo:padding="0.097cm" fo:border-left="0.05pt solid #e6e6e6" fo:border-right="none" fo:border-top="none" fo:border-bottom="0.05pt solid #e6e6e6"/>
    </style:style>
    <style:style style:name="Table1.D2" style:family="table-cell">
      <style:table-cell-properties fo:padding="0.097cm" fo:border-left="0.05pt solid #e6e6e6" fo:border-right="0.05pt solid #e6e6e6" fo:border-top="none" fo:border-bottom="0.05pt solid #e6e6e6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4.105cm" style:rel-column-width="14618*"/>
    </style:style>
    <style:style style:name="Table2.B" style:family="table-column">
      <style:table-column-properties style:column-width="8.894cm" style:rel-column-width="31674*"/>
    </style:style>
    <style:style style:name="Table2.C" style:family="table-column">
      <style:table-column-properties style:column-width="2.665cm" style:rel-column-width="9492*"/>
    </style:style>
    <style:style style:name="Table2.D" style:family="table-column">
      <style:table-column-properties style:column-width="2.738cm" style:rel-column-width="9751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12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3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4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5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7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8" style:family="paragraph" style:parent-style-name="terp_5f_default_5f_Bold_5f_9">
      <style:paragraph-properties fo:margin-left="-0.074cm" fo:margin-right="0.039cm" fo:text-align="start" style:justify-single-word="false" fo:text-indent="0c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9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3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6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8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4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cm" fo:margin-bottom="0c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cm" fo:margin-bottom="0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199cm" fo:margin-bottom="0c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101cm" fo:margin-bottom="0c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524cm" fo:margin-right="1.5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Vinay Rana</meta:initial-creator>
    <meta:creation-date>2008-08-26T11:04:38</meta:creation-date>
    <dc:date>2015-03-02T17:31:07.583362412</dc:date>
    <meta:editing-cycles>618</meta:editing-cycles>
    <meta:editing-duration>P2DT15H32M2S</meta:editing-duration>
    <meta:document-statistic meta:table-count="3" meta:image-count="0" meta:object-count="0" meta:page-count="2" meta:paragraph-count="33" meta:word-count="277" meta:character-count="1815" meta:non-whitespace-character-count="1714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